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rrayTest.test_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ArrayTest.test_getObjec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ArrayTest.test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ArrayTest.test_getArra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Test.test_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ArrayTest.test_getObjec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Test.test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SONArray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SONArrayTest.test_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Test.test_get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ArrayTest.test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